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52cm" svg:height="0.517cm" draw:transform="rotate (1.5707963267946) translate (2.67400000000068cm 2.61500000000046cm)" svg:viewBox="0 0 1521 518" svg:d="m0 5866c114-308 405-518 760-518s647 210 761 518">
          <text:p/>
        </draw:path>
        <draw:path draw:style-name="gr1" draw:text-style-name="P1" draw:layer="layout" svg:width="1.52cm" svg:height="0.517cm" draw:transform="rotate (-1.57079632679579) translate (5.29499999999978cm 1.06599999999985cm)" svg:viewBox="0 0 1521 518" svg:d="m0-10072c114-308 405-518 760-518s647 210 761 518">
          <text:p/>
        </draw:path>
        <draw:line draw:style-name="gr2" draw:text-style-name="P1" draw:layer="layout" svg:x1="3.19cm" svg:y1="2.611cm" svg:x2="2.489cm" svg:y2="2.611cm">
          <text:p/>
        </draw:line>
        <draw:line draw:style-name="gr2" draw:text-style-name="P1" draw:layer="layout" svg:x1="3.191cm" svg:y1="1.097cm" svg:x2="1.707cm" svg:y2="1.097cm">
          <text:p/>
        </draw:line>
        <draw:line draw:style-name="gr2" draw:text-style-name="P1" draw:layer="layout" svg:x1="6.259cm" svg:y1="1.067cm" svg:x2="4.775cm" svg:y2="1.067cm">
          <text:p/>
        </draw:line>
        <draw:line draw:style-name="gr2" draw:text-style-name="P1" draw:layer="layout" svg:x1="5.486cm" svg:y1="2.58cm" svg:x2="4.785cm" svg:y2="2.58cm">
          <text:p/>
        </draw:line>
        <draw:line draw:style-name="gr2" draw:text-style-name="P1" draw:layer="layout" svg:x1="2.489cm" svg:y1="2.611cm" svg:x2="2.489cm" svg:y2="3.129cm">
          <text:p/>
        </draw:line>
        <draw:line draw:style-name="gr2" draw:text-style-name="P1" draw:layer="layout" svg:x1="5.486cm" svg:y1="2.58cm" svg:x2="5.486cm" svg:y2="3.129cm">
          <text:p/>
        </draw:line>
        <draw:line draw:style-name="gr2" draw:text-style-name="P1" draw:layer="layout" svg:x1="2.489cm" svg:y1="3.129cm" svg:x2="5.496cm" svg:y2="3.129cm">
          <text:p/>
        </draw:line>
        <draw:line draw:style-name="gr2" draw:text-style-name="P1" draw:id="id2" draw:layer="layout" svg:x1="1.707cm" svg:y1="1.097cm" svg:x2="1.707cm" svg:y2="3.505cm">
          <text:p/>
        </draw:line>
        <draw:line draw:style-name="gr2" draw:text-style-name="P1" draw:layer="layout" svg:x1="6.258cm" svg:y1="1.067cm" svg:x2="6.258cm" svg:y2="3.505cm">
          <text:p/>
        </draw:line>
        <draw:line draw:style-name="gr2" draw:text-style-name="P1" draw:layer="layout" svg:x1="1.706cm" svg:y1="3.505cm" svg:x2="6.258cm" svg:y2="3.505cm">
          <text:p/>
        </draw:line>
        <draw:g>
          <draw:path draw:style-name="gr1" draw:text-style-name="P1" draw:layer="layout" svg:width="0.28cm" svg:height="0.188cm" draw:transform="skewX (-0.0897099235524917) rotate (0.307177948350944) translate (3.57326408655407cm 3.13926542723186cm)" svg:viewBox="0 0 281 189" svg:d="m0 8335c86-133 193-213 251-183 19 10 30 32 30 63">
            <text:p/>
          </draw:path>
          <draw:path draw:style-name="gr1" draw:text-style-name="P1" draw:layer="layout" svg:width="0.28cm" svg:height="0.189cm" draw:transform="skewX (-0.0897099235524916) rotate (-2.83790536374343) translate (3.7188524191711cm 3.4857898710706cm)" svg:viewBox="0 0 281 190" svg:d="m0-8687c85-133 193-213 250-184 20 11 31 33 31 64">
            <text:p/>
          </draw:path>
        </draw:g>
        <draw:g>
          <draw:path draw:style-name="gr1" draw:text-style-name="P1" draw:layer="layout" svg:width="0.28cm" svg:height="0.188cm" draw:transform="skewX (-0.0897099235524917) rotate (0.307177948350944) translate (4.04326408655407cm 3.13926542723186cm)" svg:viewBox="0 0 281 189" svg:d="m0 8619c86-133 193-212 251-183 19 10 30 32 30 63">
            <text:p/>
          </draw:path>
          <draw:path draw:style-name="gr1" draw:text-style-name="P1" draw:layer="layout" svg:width="0.28cm" svg:height="0.189cm" draw:transform="skewX (-0.0897099235524916) rotate (-2.83790536374343) translate (4.1888524191711cm 3.4857898710706cm)" svg:viewBox="0 0 281 190" svg:d="m0-8968c85-133 193-213 250-184 20 11 31 33 31 64">
            <text:p/>
          </draw:path>
        </draw:g>
        <draw:g>
          <draw:path draw:style-name="gr1" draw:text-style-name="P1" draw:layer="layout" svg:width="0.28cm" svg:height="0.188cm" draw:transform="skewX (-0.0897099235524917) rotate (0.307177948350944) translate (4.50026408655407cm 3.13926542723186cm)" svg:viewBox="0 0 281 189" svg:d="m0 8895c86-132 193-212 251-183 19 11 30 33 30 64">
            <text:p/>
          </draw:path>
          <draw:path draw:style-name="gr1" draw:text-style-name="P1" draw:layer="layout" svg:width="0.28cm" svg:height="0.189cm" draw:transform="skewX (-0.0897099235524916) rotate (-2.83790536374343) translate (4.6458524191711cm 3.4857898710706cm)" svg:viewBox="0 0 281 190" svg:d="m0-9241c85-133 193-213 250-184 20 10 31 32 31 63">
            <text:p/>
          </draw:path>
        </draw:g>
        <draw:path draw:style-name="gr1" draw:text-style-name="P1" draw:layer="layout" svg:width="0.28cm" svg:height="0.188cm" draw:transform="skewX (-0.0897099235524917) rotate (0.307177948350944) translate (3.09526408655407cm 3.14926542723186cm)" svg:viewBox="0 0 281 189" svg:d="m0 8065c86-133 193-213 251-183 19 10 30 32 30 63">
          <text:p/>
        </draw:path>
        <draw:path draw:style-name="gr3" draw:text-style-name="P1" draw:layer="layout" svg:width="0.777cm" svg:height="0.191cm" draw:transform="rotate (-1.98897721557236) translate (3.34305495914933cm 3.40379309758521cm)" svg:viewBox="0 0 778 192" svg:d="m0-8683c43-8 88-3 131-15 44-13 92-13 135-26s91-16 135-30l39-8 338-113">
          <text:p/>
        </draw:path>
        <draw:path draw:style-name="gr3" draw:text-style-name="P1" draw:layer="layout" svg:width="0.61cm" svg:height="0.057cm" draw:transform="rotate (-1.5707963267946) translate (4.80160654835243cm 3.504cm)" svg:viewBox="0 0 611 58" svg:d="m0-9603c42-3 84 6 126 8 41 2 82 12 122 24l39 12 324 13">
          <text:p/>
        </draw:path>
        <draw:path draw:style-name="gr1" draw:text-style-name="P1" draw:id="id4" draw:layer="layout" svg:width="1.726cm" svg:height="1.149cm" draw:transform="rotate (-2.61799387799219) translate (5.04448908322991cm 1.90699273278587cm)" svg:viewBox="0 0 1727 1150" svg:d="m467-7939h833v-392c258 109 427 316 427 560 0 255-182 468-458 574v-395h-833v386c-264-108-436-317-436-565 0-257 186-472 467-576z">
          <text:p/>
        </draw:path>
        <draw:path draw:style-name="gr1" draw:text-style-name="P1" draw:layer="layout" svg:width="0.158cm" svg:height="0.158cm" draw:transform="skewX (0.275762021815052) rotate (-2.11219746076432) translate (4.34664458495797cm 1.8189522986941cm)" svg:viewBox="0 0 159 159" svg:d="m0-9165c48-112 109-179 141-155 11 9 18 28 18 54">
          <text:p/>
        </draw:path>
        <draw:g>
          <draw:path draw:style-name="gr1" draw:text-style-name="P1" draw:layer="layout" svg:width="0.158cm" svg:height="0.157cm" draw:transform="skewX (0.277507351067046) rotate (1.03498024643244) translate (3.93204364925861cm 1.69186600881877cm)" svg:viewBox="0 0 159 158" svg:d="m0 8648c49-111 110-178 142-153 11 8 17 27 17 53">
            <text:p/>
          </draw:path>
          <draw:path draw:style-name="gr1" draw:text-style-name="P1" draw:layer="layout" svg:width="0.158cm" svg:height="0.158cm" draw:transform="skewX (0.275762021815052) rotate (-2.11219746076432) translate (4.15611899612539cm 1.9289522986941cm)" svg:viewBox="0 0 159 159" svg:d="m0-8952c48-112 109-179 141-155 11 9 18 28 18 54">
            <text:p/>
          </draw:path>
        </draw:g>
        <draw:g>
          <draw:path draw:style-name="gr1" draw:text-style-name="P1" draw:layer="layout" svg:width="0.158cm" svg:height="0.157cm" draw:transform="skewX (0.277507351067046) rotate (1.03498024643244) translate (3.7267956285617cm 1.81036600881877cm)" svg:viewBox="0 0 159 158" svg:d="m0 8416c49-111 110-178 142-153 11 8 17 27 17 53">
            <text:p/>
          </draw:path>
          <draw:path draw:style-name="gr1" draw:text-style-name="P1" draw:layer="layout" svg:width="0.158cm" svg:height="0.158cm" draw:transform="skewX (0.275762021815052) rotate (-2.11219746076432) translate (3.95087097542848cm 2.0474522986941cm)" svg:viewBox="0 0 159 159" svg:d="m0-8723c48-111 109-178 141-154 11 9 18 27 18 53">
            <text:p/>
          </draw:path>
        </draw:g>
        <draw:line draw:style-name="gr4" draw:text-style-name="P1" draw:layer="layout" svg:x1="4.013cm" svg:y1="0.761cm" svg:x2="4.013cm" svg:y2="1.076cm">
          <text:p/>
        </draw:line>
        <draw:frame draw:style-name="gr5" draw:layer="layout" svg:width="0.468cm" svg:height="0.529cm" svg:x="4.033cm" svg:y="0.57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0.568cm" svg:height="0.529cm" svg:x="3.445cm" svg:y="0.20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534cm" svg:height="0.466cm" svg:x="3.814cm" svg:y="0.26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534cm" svg:height="0.466cm" svg:x="2.987cm" svg:y="0.37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4" draw:text-style-name="P1" draw:layer="layout" svg:x1="2.926cm" svg:y1="3.962cm" svg:x2="2.926cm" svg:y2="3.647cm">
          <text:p/>
        </draw:line>
        <draw:frame draw:style-name="gr5" draw:layer="layout" svg:width="0.468cm" svg:height="0.529cm" svg:x="2.438cm" svg:y="3.58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layer="layout" svg:width="0.568cm" svg:height="0.529cm" svg:x="3.627cm" svg:y="3.61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layer="layout" svg:width="0.534cm" svg:height="0.466cm" svg:x="3.164cm" svg:y="3.59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layer="layout" svg:width="0.534cm" svg:height="0.466cm" svg:x="4.078cm" svg:y="3.59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1" draw:layer="layout" svg:x1="6.41cm" svg:y1="1.869cm" svg:x2="8.077cm" svg:y2="1.869cm">
          <text:p/>
        </draw:line>
        <draw:frame draw:style-name="gr5" draw:layer="layout" svg:width="0.43cm" svg:height="0.466cm" svg:x="7.172cm" svg:y="0.7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6" draw:text-style-name="P1" draw:layer="layout" svg:x1="4.49cm" svg:y1="1.534cm" svg:x2="6.715cm" svg:y2="0.203cm">
          <text:p/>
        </draw:line>
        <draw:path draw:style-name="gr1" draw:text-style-name="P1" draw:layer="layout" svg:width="1.075cm" svg:height="1.304cm" draw:transform="rotate (-0.174532925200587) translate (6.411cm 0.397cm)" svg:viewBox="0 0 1076 1305" svg:d="m0-1445c580 209 992 667 1076 1305">
          <text:p/>
        </draw:path>
        <draw:line draw:style-name="gr4" draw:text-style-name="P1" draw:layer="layout" svg:x1="6.543cm" svg:y1="0.477cm" svg:x2="6.41cm" svg:y2="0.396cm">
          <text:p/>
        </draw:line>
        <draw:path draw:style-name="gr3" draw:text-style-name="P1" draw:layer="layout" svg:width="0.949cm" svg:height="0.364cm" draw:transform="rotate (2.29371170297051) translate (4.236cm 1.706cm)" svg:viewBox="0 0 950 365" svg:d="m0 4096c78 10 175 11 251 19 72 6 145 13 210 42 60 27 116 63 173 92 56 29 104 71 154 107 47 33 91 69 141 94l21 11">
          <text:p/>
        </draw:path>
        <draw:path draw:style-name="gr3" draw:text-style-name="P1" draw:layer="layout" svg:width="0.971cm" svg:height="0.52cm" draw:transform="rotate (2.16804799682695) translate (3.65443832939362cm 1.83774221703544cm)" svg:viewBox="0 0 972 521" svg:d="m0 3980c69-8 140-2 205 17s125 51 176 92c44 35 87 72 129 108 48 41 98 84 148 122 48 35 98 72 149 101 50 28 98 64 156 72l9 6">
          <text:p/>
        </draw:path>
        <draw:frame draw:style-name="gr7" draw:text-style-name="P2" draw:id="id1" draw:layer="layout" svg:width="2.161cm" svg:height="0.911cm" svg:x="0.05cm" svg:y="0.203cm">
          <draw:text-box>
            <text:p><text:span text:style-name="T1">ساکن حصہ</text:span></text:p>
          </draw:text-box>
        </draw:frame>
        <draw:connector draw:style-name="gr4" draw:text-style-name="P1" draw:layer="layout" draw:type="curve" svg:x1="1.13cm" svg:y1="1.114cm" svg:x2="1.707cm" svg:y2="2.301cm" draw:start-shape="id1" draw:start-glue-point="2" draw:end-shape="id2" svg:d="m1130 1114c0 792 192 1187 577 1187">
          <text:p/>
        </draw:connector>
        <draw:frame draw:style-name="gr7" draw:text-style-name="P2" draw:id="id3" draw:layer="layout" svg:width="2.25cm" svg:height="0.911cm" svg:x="6.253cm" svg:y="3.224cm">
          <draw:text-box>
            <text:p><text:span text:style-name="T1">گھومتا حصہ</text:span></text:p>
          </draw:text-box>
        </draw:frame>
        <draw:connector draw:style-name="gr4" draw:text-style-name="P1" draw:layer="layout" draw:type="curve" svg:x1="7.378cm" svg:y1="3.224cm" svg:x2="4.826cm" svg:y2="1.839cm" draw:start-shape="id3" draw:start-glue-point="0" draw:end-shape="id4" draw:end-glue-point="1" svg:d="m7378 3224c0-924-850-1385-2552-13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i</math:mi>
      <math:mn>1</math:mn>
    </math:msub>
    <math:annotation math:encoding="StarMath 5.0">i_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o math:stretchy="false">λ</math:mo>
      <math:mn>1</math:mn>
    </math:msub>
    <math:annotation math:encoding="StarMath 5.0">%lambda_1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i</math:mi>
      <math:mn>2</math:mn>
    </math:msub>
    <math:annotation math:encoding="StarMath 5.0">i_2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o math:stretchy="false">λ</math:mo>
      <math:mn>2</math:mn>
    </math:msub>
    <math:annotation math:encoding="StarMath 5.0">%lambda_2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